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009900" style:font-name="monospace" fo:font-style="normal" fo:font-weight="normal"/>
    </style:style>
    <style:style style:name="P2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339933" style:font-name="monospace" fo:font-style="normal" fo:font-weight="normal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style:font-name="monospace" fo:font-style="normal" fo:font-weight="normal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009900" style:font-name="monospace" fo:font-style="normal" fo:font-weight="normal"/>
    </style:style>
    <style:style style:name="T1" style:family="text">
      <style:text-properties fo:color="#993333"/>
    </style:style>
    <style:style style:name="T2" style:family="text">
      <style:text-properties fo:color="#993333" style:font-name="monospace" fo:font-style="normal" fo:font-weight="normal"/>
    </style:style>
    <style:style style:name="T3" style:family="text">
      <style:text-properties fo:color="#009900"/>
    </style:style>
    <style:style style:name="T4" style:family="text">
      <style:text-properties fo:color="#009900" style:font-name="monospace" fo:font-style="normal" fo:font-weight="normal"/>
    </style:style>
    <style:style style:name="T5" style:family="text">
      <style:text-properties fo:color="#339933" style:font-name="monospace" fo:font-style="normal" fo:font-weight="normal"/>
    </style:style>
    <style:style style:name="T6" style:family="text">
      <style:text-properties style:font-name="monospace" fo:font-style="normal" fo:font-weight="normal"/>
    </style:style>
    <style:style style:name="T7" style:family="text">
      <style:text-properties fo:color="#000066" style:font-name="monospace" fo:font-style="normal" fo:font-weight="normal"/>
    </style:style>
    <style:style style:name="T8" style:family="text">
      <style:text-properties fo:color="#ff0000" style:font-name="monospace" fo:font-style="normal" fo:font-weight="normal"/>
    </style:style>
    <style:style style:name="T9" style:family="text">
      <style:text-properties fo:color="#000099" style:font-name="monospace" fo:font-style="normal" fo:font-weight="bold"/>
    </style:style>
    <style:style style:name="T10" style:family="text">
      <style:text-properties fo:color="#666666" style:font-name="monospace" fo:font-style="italic" fo:font-weight="normal"/>
    </style:style>
    <style:style style:name="T11" style:family="text">
      <style:text-properties fo:color="#b1b100" style:font-name="monospace" fo:font-style="normal" fo:font-weight="normal"/>
    </style:style>
    <style:style style:name="T12" style:family="text">
      <style:text-properties fo:color="#0000dd" style:font-name="monospace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97010384" text:style-name="L1">
        <text:list-item>
          <text:p text:style-name="P2">#include &lt;stdio.h&gt;</text:p>
        </text:list-item>
        <text:list-item>
          <text:p text:style-name="P3"> </text:p>
        </text:list-item>
        <text:list-item>
          <text:p text:style-name="P4"><text:span text:style-name="T1">int</text:span> main<text:span text:style-name="T3">()</text:span></text:p>
        </text:list-item>
        <text:list-item>
          <text:p text:style-name="P5">{</text:p>
        </text:list-item>
        <text:list-item>
          <text:p text:style-name="P3">   <text:span text:style-name="T2">int</text:span><text:span text:style-name="T6"> first</text:span><text:span text:style-name="T5">,</text:span><text:span text:style-name="T6"> second</text:span><text:span text:style-name="T5">,</text:span><text:span text:style-name="T6"> add</text:span><text:span text:style-name="T5">,</text:span><text:span text:style-name="T6"> subtract</text:span><text:span text:style-name="T5">,</text:span><text:span text:style-name="T6"> multiply</text:span><text:span text:style-name="T5">;</text:span></text:p>
        </text:list-item>
        <text:list-item>
          <text:p text:style-name="P3">   <text:span text:style-name="T2">float</text:span><text:span text:style-name="T6"> divide</text:span><text:span text:style-name="T5">;</text:span></text:p>
        </text:list-item>
        <text:list-item>
          <text:p text:style-name="P3"> </text:p>
        </text:list-item>
        <text:list-item>
          <text:p text:style-name="P3">   <text:span text:style-name="T7">printf</text:span><text:span text:style-name="T4">(</text:span><text:span text:style-name="T8">"Enter two integers</text:span><text:span text:style-name="T9">\n</text:span><text:span text:style-name="T8">"</text:span><text:span text:style-name="T4">)</text:span><text:span text:style-name="T5">;</text:span></text:p>
        </text:list-item>
        <text:list-item>
          <text:p text:style-name="P3">   <text:span text:style-name="T7">scanf</text:span><text:span text:style-name="T4">(</text:span><text:span text:style-name="T8">"%d%d"</text:span><text:span text:style-name="T5">,</text:span><text:span text:style-name="T6"> </text:span><text:span text:style-name="T5">&amp;</text:span><text:span text:style-name="T6">first</text:span><text:span text:style-name="T5">,</text:span><text:span text:style-name="T6"> </text:span><text:span text:style-name="T5">&amp;</text:span><text:span text:style-name="T6">second</text:span><text:span text:style-name="T4">)</text:span><text:span text:style-name="T5">;</text:span></text:p>
        </text:list-item>
        <text:list-item>
          <text:p text:style-name="P3"> </text:p>
        </text:list-item>
        <text:list-item>
          <text:p text:style-name="P3">   <text:span text:style-name="T6">add </text:span><text:span text:style-name="T5">=</text:span><text:span text:style-name="T6"> first </text:span><text:span text:style-name="T5">+</text:span><text:span text:style-name="T6"> second</text:span><text:span text:style-name="T5">;</text:span></text:p>
        </text:list-item>
        <text:list-item>
          <text:p text:style-name="P3">   <text:span text:style-name="T6">subtract </text:span><text:span text:style-name="T5">=</text:span><text:span text:style-name="T6"> first </text:span><text:span text:style-name="T5">-</text:span><text:span text:style-name="T6"> second</text:span><text:span text:style-name="T5">;</text:span></text:p>
        </text:list-item>
        <text:list-item>
          <text:p text:style-name="P3">   <text:span text:style-name="T6">multiply </text:span><text:span text:style-name="T5">=</text:span><text:span text:style-name="T6"> first </text:span><text:span text:style-name="T5">*</text:span><text:span text:style-name="T6"> second</text:span><text:span text:style-name="T5">;</text:span></text:p>
        </text:list-item>
        <text:list-item>
          <text:p text:style-name="P3">   <text:span text:style-name="T6">divide </text:span><text:span text:style-name="T5">=</text:span><text:span text:style-name="T6"> first </text:span><text:span text:style-name="T5">/</text:span><text:span text:style-name="T6"> </text:span><text:span text:style-name="T4">(</text:span><text:span text:style-name="T2">float</text:span><text:span text:style-name="T4">)</text:span><text:span text:style-name="T6">second</text:span><text:span text:style-name="T5">;</text:span><text:span text:style-name="T6">   </text:span><text:span text:style-name="T10">//typecasting</text:span></text:p>
        </text:list-item>
        <text:list-item>
          <text:p text:style-name="P3"> </text:p>
        </text:list-item>
        <text:list-item>
          <text:p text:style-name="P3">   <text:span text:style-name="T7">printf</text:span><text:span text:style-name="T4">(</text:span><text:span text:style-name="T8">"Sum = %d</text:span><text:span text:style-name="T9">\n</text:span><text:span text:style-name="T8">"</text:span><text:span text:style-name="T5">,</text:span><text:span text:style-name="T6"> add</text:span><text:span text:style-name="T4">)</text:span><text:span text:style-name="T5">;</text:span></text:p>
        </text:list-item>
        <text:list-item>
          <text:p text:style-name="P3">   <text:span text:style-name="T7">printf</text:span><text:span text:style-name="T4">(</text:span><text:span text:style-name="T8">"Difference = %d</text:span><text:span text:style-name="T9">\n</text:span><text:span text:style-name="T8">"</text:span><text:span text:style-name="T5">,</text:span><text:span text:style-name="T6"> subtract</text:span><text:span text:style-name="T4">)</text:span><text:span text:style-name="T5">;</text:span></text:p>
        </text:list-item>
        <text:list-item>
          <text:p text:style-name="P3">   <text:span text:style-name="T7">printf</text:span><text:span text:style-name="T4">(</text:span><text:span text:style-name="T8">"Multiplication = %d</text:span><text:span text:style-name="T9">\n</text:span><text:span text:style-name="T8">"</text:span><text:span text:style-name="T5">,</text:span><text:span text:style-name="T6"> multiply</text:span><text:span text:style-name="T4">)</text:span><text:span text:style-name="T5">;</text:span></text:p>
        </text:list-item>
        <text:list-item>
          <text:p text:style-name="P3">   <text:span text:style-name="T7">printf</text:span><text:span text:style-name="T4">(</text:span><text:span text:style-name="T8">"Division = %.2f</text:span><text:span text:style-name="T9">\n</text:span><text:span text:style-name="T8">"</text:span><text:span text:style-name="T5">,</text:span><text:span text:style-name="T6"> divide</text:span><text:span text:style-name="T4">)</text:span><text:span text:style-name="T5">;</text:span></text:p>
        </text:list-item>
        <text:list-item>
          <text:p text:style-name="P3"> </text:p>
        </text:list-item>
        <text:list-item>
          <text:p text:style-name="P3">   <text:span text:style-name="T11">return</text:span><text:span text:style-name="T6"> </text:span><text:span text:style-name="T12">0</text:span><text:span text:style-name="T5">;</text:span></text:p>
        </text:list-item>
        <text:list-item>
          <text:p text:style-name="P1">}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3:42:31.158352322</meta:creation-date>
    <dc:date>2019-11-16T13:43:05.755983612</dc:date>
    <meta:editing-duration>PT40S</meta:editing-duration>
    <meta:editing-cycles>1</meta:editing-cycles>
    <meta:document-statistic meta:table-count="0" meta:image-count="0" meta:object-count="0" meta:page-count="1" meta:paragraph-count="22" meta:word-count="81" meta:character-count="520" meta:non-whitespace-character-count="432"/>
    <meta:generator>LibreOffice/6.0.7.3$Linux_X86_64 LibreOffice_project/00m0$Build-3</meta:generator>
  </office:meta>
</office:document-meta>
</file>